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c49" officeooo:paragraph-rsid="00111c49"/>
    </style:style>
    <style:style style:name="P2" style:family="paragraph" style:parent-style-name="Standard">
      <style:text-properties officeooo:rsid="0012f1b0" officeooo:paragraph-rsid="0012f1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c@bc-brut:~/Desktop/bce/map$ sudo cp my_map_BCE.pgm /opt/ros/indigo/share/turtlebot_navigation/maps/</text:p>
      <text:p text:style-name="P1">[sudo] password for bc: </text:p>
      <text:p text:style-name="P1">bc@bc-brut:~/Desktop/bce/map$ sudo cp my_map_BCE.yaml /opt/ros/indigo/share/turtlebot_navigation/maps/</text:p>
      <text:p text:style-name="P1">bc@bc-brut:~/Desktop/bce/map$ sudo cp RoboticLab_map_BCE.pgm /opt/ros/indigo/share/turtlebot_navigation/maps/</text:p>
      <text:p text:style-name="P1">bc@bc-brut:~/Desktop/bce/map$ sudo cp RoboticLab_map_BCE.yaml /opt/ros/indigo/share/turtlebot_navigation/maps/</text:p>
      <text:p text:style-name="P1">bc@bc-brut:~/Desktop/bce/map$ </text:p>
      <text:p text:style-name="P1"/>
      <text:p text:style-name="P1">TO OPEN FOLDER AS ROOT <text:s/>:</text:p>
      <text:p text:style-name="P1">sudo apt-get instal gksu</text:p>
      <text:p text:style-name="P1">THEN gksu nautilus /opt/ros/indigo/share/</text:p>
      <text:p text:style-name="P1"/>
      <text:p text:style-name="P1"/>
      <text:p text:style-name="P1">T</text:p>
      <text:p text:style-name="P1"/>
      <text:p text:style-name="P2">rosrun rqt_reconfigure rqt_reconfigure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4:11:05.002929605</meta:creation-date>
    <dc:date>2016-12-11T20:01:42.781301448</dc:date>
    <meta:editing-duration>PT5H45M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43" meta:character-count="613" meta:non-whitespace-character-count="570"/>
  </office:meta>
</office:document-meta>
</file>